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Frugal Disruptive's Tribal Browser – an open source aid for internet freedom</text:p>
      <text:p text:style-name="Standard"/>
      <text:p text:style-name="Standard">Hi, it's great to contact you. I'm a really big fan of the ****. <text:s/>My name is Dr Darren Udaiyan – I'm an artist and founder of a new organisation called Frugal Disruptive. Our main ethos is to basically disruptive things on a frugally/free budget to scupper the powers that be - with some newish-innovative (perhaps obvious) ideas :)</text:p>
      <text:p text:style-name="Standard"/>
      <text:p text:style-name="Standard">Anyway, I just wanted to pass on some new details about a project we're working on to promote freedom on the internet. It's called Tribal Browser. Its basically a new piece of software to bypass ICANN and give users the ability to map websites/URLs in what ever language they want. It also has a chat site and I'm also in the process of creating an anonymous profiles Q&amp;A page to help people in repressive regimes air their own thoughts and ideas; without the threat of being discovered. I've got a funny/semi-serious video here promoting the concept here.</text:p>
      <text:p text:style-name="Standard"/>
      <text:p text:style-name="Standard">http://www.kickstarter.com/projects/1614737562/frugal-disruptives-tribal-browser</text:p>
      <text:p text:style-name="Standard"/>
      <text:p text:style-name="Standard">Ok, yep we have the inevitable kickstarter campaign but we are just trying to spread the word about our ideas and thought it would be a good platform for that.</text:p>
      <text:p text:style-name="Standard"/>
      <text:p text:style-name="Standard">Anyway, hope you take the time to look at the video - and if you like it maybe do a post. </text:p>
      <text:p text:style-name="Standard"/>
      <text:p text:style-name="Standard">Do send me a mail and we'll keep you informed about our new projects to aid the cause of freedom.</text:p>
      <text:p text:style-name="Standard"/>
      <text:p text:style-name="Standard">All the best – and take it easy now :)</text:p>
      <text:p text:style-name="Standard"/>
      <text:p text:style-name="Standard">Darren</text:p>
      <text:p text:style-name="Standard"/>
      <text:p text:style-name="Standard"/>
      <text:p text:style-name="Standard">Yep basically i'm trying to free things up and allow people to map their own sites/ideas themselves. I'm actually right now in the process of setting up a profiles page where people can post ideas and other can comment on them anonymously - there's too much (how can i put it) accountability and control. I'm just trying to return things to the early days of the net – but only for people who want t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D Publications</meta:initial-creator>
    <meta:creation-date>2013-08-22T19:42:01.49</meta:creation-date>
    <dc:date>2013-08-22T21:45:49.85</dc:date>
    <dc:creator>FD Publications</dc:creator>
    <meta:editing-duration>PT02H03M44S</meta:editing-duration>
    <meta:editing-cycles>12</meta:editing-cycles>
    <meta:generator>OpenOffice.org/3.2$Win32 OpenOffice.org_project/320m12$Build-9483</meta:generator>
    <meta:document-statistic meta:table-count="0" meta:image-count="0" meta:object-count="0" meta:page-count="1" meta:paragraph-count="10" meta:word-count="326" meta:character-count="1837"/>
  </office:meta>
</office:document-meta>
</file>